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bottom="0in" style:line-height-at-least="0.1979in" fo:background-color="#FFFFFF"/>
    </style:style>
    <style:style style:name="T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de" style:country-asian="DE"/>
    </style:style>
    <style:style style:name="T3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4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de" style:country-asian="DE"/>
    </style:style>
    <style:style style:name="P5" style:parent-style-name="Standard" style:family="paragraph">
      <style:paragraph-properties fo:margin-bottom="0in" style:line-height-at-least="0.1979in" fo:background-color="#FFFFFF"/>
    </style:style>
    <style:style style:name="T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de" style:country-asian="DE"/>
    </style:style>
    <style:style style:name="T7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8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9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10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1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1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de" style:country-asian="DE"/>
    </style:style>
    <style:style style:name="P13" style:parent-style-name="Standard" style:family="paragraph">
      <style:paragraph-properties fo:margin-bottom="0in" style:line-height-at-least="0.1979in" fo:background-color="#FFFFFF"/>
    </style:style>
    <style:style style:name="T14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de" style:country-asian="DE"/>
    </style:style>
    <style:style style:name="T15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1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de" style:country-asian="DE"/>
    </style:style>
    <style:style style:name="P17" style:parent-style-name="Standard" style:family="paragraph">
      <style:paragraph-properties fo:margin-bottom="0in" style:line-height-at-least="0.1979in" fo:background-color="#FFFFFF"/>
    </style:style>
    <style:style style:name="T1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9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20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background-color="#FFFF00" fo:language="en" fo:country="US" style:language-asian="de" style:country-asian="DE"/>
    </style:style>
    <style:style style:name="T2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2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background-color="#00FF00" fo:language="en" fo:country="US" style:language-asian="de" style:country-asian="DE"/>
    </style:style>
    <style:style style:name="T23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2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background-color="#000080" fo:language="en" fo:country="US" style:language-asian="de" style:country-asian="DE"/>
    </style:style>
    <style:style style:name="T25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2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27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2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P29" style:parent-style-name="Standard" style:family="paragraph">
      <style:paragraph-properties fo:margin-bottom="0in" style:line-height-at-least="0.1979in" fo:background-color="#FFFFFF"/>
    </style:style>
    <style:style style:name="T3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3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32" style:parent-style-name="Absatz-Standardschriftart" style:family="text">
      <style:text-properties style:font-name="Consolas" style:font-name-asian="Times New Roman" style:font-name-complex="Times New Roman" fo:color="#70AD47" style:letter-kerning="false" fo:font-size="10.5pt" style:font-size-asian="10.5pt" style:font-size-complex="10.5pt" fo:background-color="#FF0000" fo:language="en" fo:country="US" style:language-asian="de" style:country-asian="DE"/>
    </style:style>
    <style:style style:name="T33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3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background-color="#00FF00" fo:language="en" fo:country="US" style:language-asian="de" style:country-asian="DE"/>
    </style:style>
    <style:style style:name="T35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3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background-color="#00FF00" fo:language="en" fo:country="US" style:language-asian="de" style:country-asian="DE"/>
    </style:style>
    <style:style style:name="T37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38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39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P40" style:parent-style-name="Standard" style:family="paragraph">
      <style:paragraph-properties fo:margin-bottom="0in" style:line-height-at-least="0.1979in" fo:background-color="#FFFFFF"/>
    </style:style>
    <style:style style:name="T41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it" fo:country="IT" style:language-asian="de" style:country-asian="DE"/>
    </style:style>
    <style:style style:name="T43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it" fo:country="IT" style:language-asian="de" style:country-asian="DE"/>
    </style:style>
    <style:style style:name="P44" style:parent-style-name="Standard" style:family="paragraph">
      <style:paragraph-properties fo:margin-bottom="0in" style:line-height-at-least="0.1979in" fo:background-color="#FFFFFF"/>
    </style:style>
    <style:style style:name="T45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it" fo:country="IT" style:language-asian="de" style:country-asian="DE"/>
    </style:style>
    <style:style style:name="T4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it" fo:country="IT" style:language-asian="de" style:country-asian="DE"/>
    </style:style>
    <style:style style:name="T47" style:parent-style-name="Absatz-Standardschriftart" style:family="text">
      <style:text-properties style:font-name="Consolas" style:font-name-asian="Times New Roman" style:font-name-complex="Times New Roman" fo:color="#FF0000" style:letter-kerning="false" fo:font-size="10.5pt" style:font-size-asian="10.5pt" style:font-size-complex="10.5pt" fo:background-color="#FFFF00" fo:language="it" fo:country="IT" style:language-asian="de" style:country-asian="DE"/>
    </style:style>
    <style:style style:name="T48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it" fo:country="IT" style:language-asian="de" style:country-asian="DE"/>
    </style:style>
    <style:style style:name="T49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it" fo:country="IT" style:language-asian="de" style:country-asian="DE"/>
    </style:style>
    <style:style style:name="P50" style:parent-style-name="Standard" style:family="paragraph">
      <style:paragraph-properties fo:margin-bottom="0in" style:line-height-at-least="0.1979in" fo:background-color="#FFFFFF"/>
    </style:style>
    <style:style style:name="T51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it" fo:country="IT" style:language-asian="de" style:country-asian="DE"/>
    </style:style>
    <style:style style:name="T5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it" fo:country="IT" style:language-asian="de" style:country-asian="DE"/>
    </style:style>
    <style:style style:name="T53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it" fo:country="IT" style:language-asian="de" style:country-asian="DE"/>
    </style:style>
    <style:style style:name="T5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it" fo:country="IT" style:language-asian="de" style:country-asian="DE"/>
    </style:style>
    <style:style style:name="T55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it" fo:country="IT" style:language-asian="de" style:country-asian="DE"/>
    </style:style>
    <style:style style:name="P56" style:parent-style-name="Standard" style:family="paragraph">
      <style:paragraph-properties fo:margin-bottom="0in" style:line-height-at-least="0.1979in" fo:background-color="#FFFFFF"/>
    </style:style>
    <style:style style:name="T57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it" fo:country="IT" style:language-asian="de" style:country-asian="DE"/>
    </style:style>
    <style:style style:name="T58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it" fo:country="IT" style:language-asian="de" style:country-asian="DE"/>
    </style:style>
    <style:style style:name="T59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background-color="#FFFF00" fo:language="it" fo:country="IT" style:language-asian="de" style:country-asian="DE"/>
    </style:style>
    <style:style style:name="T60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it" fo:country="IT" style:language-asian="de" style:country-asian="DE"/>
    </style:style>
    <style:style style:name="T6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background-color="#FFFF00" fo:language="it" fo:country="IT" style:language-asian="de" style:country-asian="DE"/>
    </style:style>
    <style:style style:name="T6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it" fo:country="IT" style:language-asian="de" style:country-asian="DE"/>
    </style:style>
    <style:style style:name="T63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it" fo:country="IT" style:language-asian="de" style:country-asian="DE"/>
    </style:style>
    <style:style style:name="T6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it" fo:country="IT" style:language-asian="de" style:country-asian="DE"/>
    </style:style>
    <style:style style:name="T65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it" fo:country="IT" style:language-asian="de" style:country-asian="DE"/>
    </style:style>
    <style:style style:name="T6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it" fo:country="IT" style:language-asian="de" style:country-asian="DE"/>
    </style:style>
    <style:style style:name="T67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it" fo:country="IT" style:language-asian="de" style:country-asian="DE"/>
    </style:style>
    <style:style style:name="P68" style:parent-style-name="Standard" style:family="paragraph">
      <style:paragraph-properties fo:margin-bottom="0in" style:line-height-at-least="0.1979in" fo:background-color="#FFFFFF"/>
    </style:style>
    <style:style style:name="T69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it" fo:country="IT" style:language-asian="de" style:country-asian="DE"/>
    </style:style>
    <style:style style:name="T70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it" fo:country="IT" style:language-asian="de" style:country-asian="DE"/>
    </style:style>
    <style:style style:name="T7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it" fo:country="IT" style:language-asian="de" style:country-asian="DE"/>
    </style:style>
    <style:style style:name="T7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it" fo:country="IT" style:language-asian="de" style:country-asian="DE"/>
    </style:style>
    <style:style style:name="T73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background-color="#FF0000" fo:language="it" fo:country="IT" style:language-asian="de" style:country-asian="DE"/>
    </style:style>
    <style:style style:name="T7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it" fo:country="IT" style:language-asian="de" style:country-asian="DE"/>
    </style:style>
    <style:style style:name="T75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background-color="#000080" fo:language="it" fo:country="IT" style:language-asian="de" style:country-asian="DE"/>
    </style:style>
    <style:style style:name="T7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it" fo:country="IT" style:language-asian="de" style:country-asian="DE"/>
    </style:style>
    <style:style style:name="T77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it" fo:country="IT" style:language-asian="de" style:country-asian="DE"/>
    </style:style>
    <style:style style:name="T7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it" fo:country="IT" style:language-asian="de" style:country-asian="DE"/>
    </style:style>
    <style:style style:name="P79" style:parent-style-name="Standard" style:family="paragraph">
      <style:paragraph-properties fo:margin-bottom="0in" style:line-height-at-least="0.1979in" fo:background-color="#FFFFFF"/>
    </style:style>
    <style:style style:name="T8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it" fo:country="IT" style:language-asian="de" style:country-asian="DE"/>
    </style:style>
    <style:style style:name="T8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it" fo:country="IT" style:language-asian="de" style:country-asian="DE"/>
    </style:style>
    <style:style style:name="T8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background-color="#FF0000" fo:language="it" fo:country="IT" style:language-asian="de" style:country-asian="DE"/>
    </style:style>
    <style:style style:name="T83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it" fo:country="IT" style:language-asian="de" style:country-asian="DE"/>
    </style:style>
    <style:style style:name="T8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it" fo:country="IT" style:language-asian="de" style:country-asian="DE"/>
    </style:style>
    <style:style style:name="T85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it" fo:country="IT" style:language-asian="de" style:country-asian="DE"/>
    </style:style>
    <style:style style:name="T8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it" fo:country="IT" style:language-asian="de" style:country-asian="DE"/>
    </style:style>
    <style:style style:name="P87" style:parent-style-name="Standard" style:family="paragraph">
      <style:paragraph-properties fo:margin-bottom="0in" style:line-height-at-least="0.1979in" fo:background-color="#FFFFFF"/>
    </style:style>
    <style:style style:name="T8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it" fo:country="IT" style:language-asian="de" style:country-asian="DE"/>
    </style:style>
    <style:style style:name="T89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it" fo:country="IT" style:language-asian="de" style:country-asian="DE"/>
    </style:style>
    <style:style style:name="T90" style:parent-style-name="Absatz-Standardschriftart" style:family="text">
      <style:text-properties style:font-name="Consolas" style:font-name-asian="Times New Roman" style:font-name-complex="Times New Roman" fo:color="#70AD47" style:letter-kerning="false" fo:font-size="10.5pt" style:font-size-asian="10.5pt" style:font-size-complex="10.5pt" fo:background-color="#000080" fo:language="it" fo:country="IT" style:language-asian="de" style:country-asian="DE"/>
    </style:style>
    <style:style style:name="T9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it" fo:country="IT" style:language-asian="de" style:country-asian="DE"/>
    </style:style>
    <style:style style:name="T9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it" fo:country="IT" style:language-asian="de" style:country-asian="DE"/>
    </style:style>
    <style:style style:name="P93" style:parent-style-name="Standard" style:family="paragraph">
      <style:paragraph-properties fo:margin-bottom="0in" style:line-height-at-least="0.1979in" fo:background-color="#FFFFFF"/>
    </style:style>
    <style:style style:name="T94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it" fo:country="IT" style:language-asian="de" style:country-asian="DE"/>
    </style:style>
    <style:style style:name="T95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it" fo:country="IT" style:language-asian="de" style:country-asian="DE"/>
    </style:style>
    <style:style style:name="T9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it" fo:country="IT" style:language-asian="de" style:country-asian="DE"/>
    </style:style>
    <style:style style:name="T97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it" fo:country="IT" style:language-asian="de" style:country-asian="DE"/>
    </style:style>
    <style:style style:name="T98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it" fo:country="IT" style:language-asian="de" style:country-asian="DE"/>
    </style:style>
    <style:style style:name="T99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it" fo:country="IT" style:language-asian="de" style:country-asian="DE"/>
    </style:style>
    <style:style style:name="T10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it" fo:country="IT" style:language-asian="de" style:country-asian="DE"/>
    </style:style>
    <style:style style:name="P101" style:parent-style-name="Standard" style:family="paragraph">
      <style:text-properties fo:language="it" fo:country="IT"/>
    </style:style>
    <style:style style:name="P102" style:parent-style-name="Standard" style:family="paragraph">
      <style:text-properties fo:language="it" fo:country="IT"/>
    </style:style>
    <style:style style:name="P103" style:parent-style-name="Standard" style:family="paragraph">
      <style:text-properties fo:language="it" fo:country="IT"/>
    </style:style>
    <style:style style:name="P104" style:parent-style-name="Standard" style:family="paragraph">
      <style:text-properties fo:language="it" fo:country="IT"/>
    </style:style>
    <style:style style:name="P105" style:parent-style-name="Standard" style:family="paragraph">
      <style:text-properties fo:language="it" fo:country="IT"/>
    </style:style>
    <style:style style:name="P106" style:parent-style-name="Standard" style:family="paragraph">
      <style:text-properties fo:language="it" fo:country="IT"/>
    </style:style>
    <style:style style:name="T107" style:parent-style-name="Absatz-Standardschriftart" style:family="text">
      <style:text-properties fo:language="it" fo:country="IT"/>
    </style:style>
  </office:automatic-styles>
  <office:body>
    <office:text text:use-soft-page-breaks="true">
      <text:p text:style-name="P1"><text:span text:style-name="T2">               <text:s/></text:span><text:span text:style-name="T3">" 01234567890123456789"</text:span><text:span text:style-name="T4">,</text:span></text:p>
      <text:p text:style-name="P5"><text:span text:style-name="T6">               <text:s/></text:span><text:span text:style-name="T7">"0%</text:span><text:span text:style-name="T8"><text:s/>r</text:span><text:span text:style-name="T9"><text:s/></text:span><text:span text:style-name="T10"><text:s text:c="3"/>r <text:s text:c="3"/>r <text:s text:c="3"/>r <text:s/></text:span><text:span text:style-name="T11">"</text:span><text:span text:style-name="T12">,</text:span></text:p>
      <text:p text:style-name="P13"><text:span text:style-name="T14">               <text:s/></text:span><text:span text:style-name="T15">"1aaaaaaaaaaaaaaaaaaaa"</text:span><text:span text:style-name="T16">,</text:span></text:p>
      <text:p text:style-name="P17"><text:span text:style-name="T18">               <text:s/></text:span><text:span text:style-name="T19">"2@</text:span><text:span text:style-name="T20">x</text:span><text:span text:style-name="T21"><text:s/> </text:span><text:span text:style-name="T22">x</text:span><text:span text:style-name="T23"><text:s/>  a  </text:span><text:span text:style-name="T24">x</text:span><text:span text:style-name="T25"><text:s/> f <text:s/> <text:s/></text:span><text:span text:style-name="T26">X</text:span><text:span text:style-name="T27">"</text:span><text:span text:style-name="T28">,</text:span></text:p>
      <text:p text:style-name="P29"><text:span text:style-name="T30">               <text:s/></text:span><text:span text:style-name="T31">"3aa</text:span><text:span text:style-name="T32">x</text:span><text:span text:style-name="T33">aaaa<text:s/></text:span><text:span text:style-name="T34">x</text:span><text:span text:style-name="T35"><text:s/> aaaaaaa</text:span><text:span text:style-name="T36">x</text:span><text:span text:style-name="T37">&lt;</text:span><text:span text:style-name="T38">"</text:span><text:span text:style-name="T39">,</text:span></text:p>
      <text:p text:style-name="P40"><text:span text:style-name="T41">               <text:s/></text:span><text:span text:style-name="T42">"4 a a  a aaaah       "</text:span><text:span text:style-name="T43">,</text:span></text:p>
      <text:p text:style-name="P44"><text:span text:style-name="T45">               <text:s/></text:span><text:span text:style-name="T46">"5 a a  a</text:span><text:span text:style-name="T47">x</text:span><text:span text:style-name="T48">a  ahaaaaa &lt;"</text:span><text:span text:style-name="T49">,</text:span></text:p>
      <text:p text:style-name="P50"><text:span text:style-name="T51">               <text:s/></text:span><text:span text:style-name="T52">"6 a abba a  aha<text:s/></text:span><text:span text:style-name="T53"><text:s/></text:span><text:span text:style-name="T54">   a"</text:span><text:span text:style-name="T55">,</text:span></text:p>
      <text:p text:style-name="P56"><text:span text:style-name="T57">               <text:s/></text:span><text:span text:style-name="T58">"7</text:span><text:span text:style-name="T59">x</text:span><text:span text:style-name="T60">aaassa a--</text:span><text:span text:style-name="T61">x</text:span><text:span text:style-name="T62">h</text:span><text:span text:style-name="T63">a</text:span><text:span text:style-name="T64"><text:s/> </text:span><text:span text:style-name="T65"><text:s/></text:span><text:span text:style-name="T66">a a"</text:span><text:span text:style-name="T67">,</text:span></text:p>
      <text:p text:style-name="P68"><text:span text:style-name="T69">               <text:s/></text:span><text:span text:style-name="T70">"88 r<text:s/></text:span><text:span text:style-name="T71">e</text:span><text:span text:style-name="T72"><text:s/>a<text:s/></text:span><text:span text:style-name="T73">x</text:span><text:span text:style-name="T74"><text:s/> </text:span><text:span text:style-name="T75">7</text:span><text:span text:style-name="T76">-</text:span><text:span text:style-name="T77">a   a a"</text:span><text:span text:style-name="T78">,</text:span></text:p>
      <text:p text:style-name="P79"><text:span text:style-name="T80">               <text:s/></text:span><text:span text:style-name="T81">"9aaaa</text:span><text:span text:style-name="T82">x</text:span><text:span text:style-name="T83">aaaaa</text:span><text:span text:style-name="T84">a</text:span><text:span text:style-name="T85">axa   a a"</text:span><text:span text:style-name="T86">,</text:span></text:p>
      <text:p text:style-name="P87"><text:span text:style-name="T88">               <text:s/></text:span><text:span text:style-name="T89">"03          </text:span><text:span text:style-name="T90">x</text:span><text:span text:style-name="T91"><text:s/>    aaa"</text:span><text:span text:style-name="T92">,</text:span></text:p>
      <text:p text:style-name="P93"><text:span text:style-name="T94">               <text:s/></text:span><text:span text:style-name="T95">"1aaaa</text:span><text:span text:style-name="T96">g</text:span><text:span text:style-name="T97">aaaaaaaaaaa</text:span><text:span text:style-name="T98">g</text:span><text:span text:style-name="T99">aaa"</text:span><text:span text:style-name="T100"><text:s/></text:span></text:p>
      <text:p text:style-name="P101"/>
      <text:p text:style-name="P102">2 0: 1 2, 7 5d, 11 7, 0 7</text:p>
      <text:p text:style-name="P103">7 0: 4 2, 8 3, 18 3</text:p>
      <text:p text:style-name="P104">12 0: 11 2, 11 8, 11, 10</text:p>
      <text:p text:style-name="P105">17 0: 2 3d, 14 9, 8 8</text:p>
      <text:p text:style-name="P106"/>
      <text:p text:style-name="Standard"><text:span text:style-name="T107">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atharina Daumann</meta:initial-creator>
    <dc:creator>Katharina Daumann</dc:creator>
    <meta:creation-date>2023-08-04T20:39:00Z</meta:creation-date>
    <dc:date>2023-08-05T14:45:00Z</dc:date>
    <meta:template xlink:href="Normal.dotm" xlink:type="simple"/>
    <meta:editing-cycles>3</meta:editing-cycles>
    <meta:editing-duration>PT0S</meta:editing-duration>
    <meta:document-statistic meta:page-count="1" meta:paragraph-count="1" meta:word-count="86" meta:character-count="629" meta:row-count="4" meta:non-whitespace-character-count="544"/>
  </office:meta>
</office:document-meta>
</file>